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padding="0.097cm" fo:border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97cm" fo:border="0.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4.201cm" style:rel-column-width="8051*"/>
    </style:style>
    <style:style style:name="Tableau33.B" style:family="table-column">
      <style:table-column-properties style:column-width="2.799cm" style:rel-column-width="1587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3.A2" style:family="table-cell">
      <style:table-cell-properties fo:padding="0.097cm" fo:border-left="0.5pt solid #000000" fo:border-right="none" fo:border-top="none" fo:border-bottom="0.5pt solid #000000"/>
    </style:style>
    <style:style style:name="Tableau3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padding="0.097cm" fo:border="0.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97cm" fo:border="0.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padding="0.097cm" fo:border="0.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97cm" fo:border="0.5pt solid #000000"/>
    </style:style>
    <style:style style:name="P1" style:family="paragraph" style:parent-style-name="Footnote">
      <style:text-properties officeooo:rsid="001c8894" officeooo:paragraph-rsid="001c8894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fe98c" officeooo:paragraph-rsid="000b0c12" style:font-style-asian="normal" style:font-style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66199" officeooo:paragraph-rsid="000b0c12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d763e" officeooo:paragraph-rsid="000b0c12" style:font-style-asian="normal" style:font-style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f49dc" officeooo:paragraph-rsid="000b0c12" style:font-style-asian="normal" style:font-style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21aded" officeooo:paragraph-rsid="000b0c12" style:font-style-asian="normal" style:font-style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tyle="normal" fo:font-weight="bold" officeooo:rsid="00166199" officeooo:paragraph-rsid="000b0c12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officeooo:rsid="001cdded" officeooo:paragraph-rsid="000b0c12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officeooo:rsid="00185861" officeooo:paragraph-rsid="000b0c12" style:font-style-asian="normal" style:font-style-complex="normal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style:text-underline-style="none" officeooo:rsid="00185861" officeooo:paragraph-rsid="000b0c12" style:font-style-asian="normal" style:font-style-complex="normal"/>
    </style:style>
    <style:style style:name="P1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tyle="normal" style:text-underline-style="none" officeooo:rsid="00185861" officeooo:paragraph-rsid="000b0c12" style:font-style-asian="normal" style:font-style-complex="normal"/>
    </style:style>
    <style:style style:name="P1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tyle="normal" style:text-underline-style="none" officeooo:rsid="001cb3f8" officeooo:paragraph-rsid="000b0c12" style:font-style-asian="normal" style:font-style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officeooo:rsid="0018e3b4" officeooo:paragraph-rsid="000b0c12" style:font-style-asian="normal" style:font-style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1c8894" officeooo:paragraph-rsid="000b0c1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1fe98c" officeooo:paragraph-rsid="000b0c12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c3be4" officeooo:paragraph-rsid="000b0c12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cdded" officeooo:paragraph-rsid="000b0c12"/>
    </style:style>
    <style:style style:name="P18" style:family="paragraph" style:parent-style-name="Standard">
      <style:text-properties style:text-underline-style="none" officeooo:rsid="001cdded" officeooo:paragraph-rsid="000b0c12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c3be4" officeooo:paragraph-rsid="000b0c12"/>
    </style:style>
    <style:style style:name="P20" style:family="paragraph" style:parent-style-name="Standard">
      <style:text-properties officeooo:rsid="001cdded" officeooo:paragraph-rsid="000b0c12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officeooo:rsid="00166199" officeooo:paragraph-rsid="000b0c1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fo:font-style="normal" fo:font-weight="normal" officeooo:rsid="00166199" officeooo:paragraph-rsid="000b0c12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officeooo:paragraph-rsid="000b0c12"/>
    </style:style>
    <style:style style:name="P24" style:family="paragraph" style:parent-style-name="Table_20_Contents">
      <style:paragraph-properties fo:text-align="end" style:justify-single-word="false"/>
      <style:text-properties officeooo:rsid="001c8894" officeooo:paragraph-rsid="000b0c12"/>
    </style:style>
    <style:style style:name="P25" style:family="paragraph" style:parent-style-name="Table_20_Contents">
      <style:text-properties officeooo:paragraph-rsid="000b0c12"/>
    </style:style>
    <style:style style:name="T1" style:family="text">
      <style:text-properties officeooo:rsid="00185861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1cdded" style:font-weight-asian="bold" style:font-weight-complex="bold"/>
    </style:style>
    <style:style style:name="T5" style:family="text">
      <style:text-properties style:text-underline-style="none" fo:font-weight="bold" officeooo:rsid="001c3be4" style:font-weight-asian="bold" style:font-weight-complex="bold"/>
    </style:style>
    <style:style style:name="T6" style:family="text">
      <style:text-properties style:text-underline-style="none" officeooo:rsid="001c3be4"/>
    </style:style>
    <style:style style:name="T7" style:family="text">
      <style:text-properties style:text-underline-style="none" officeooo:rsid="001f49dc"/>
    </style:style>
    <style:style style:name="T8" style:family="text">
      <style:text-properties style:text-underline-style="none" officeooo:rsid="001cdde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f49dc" style:font-weight-asian="bold" style:font-weight-complex="bold"/>
    </style:style>
    <style:style style:name="T12" style:family="text">
      <style:text-properties fo:font-weight="bold" officeooo:rsid="00215780" style:font-weight-asian="bold" style:font-weight-complex="bold"/>
    </style:style>
    <style:style style:name="T13" style:family="text">
      <style:text-properties officeooo:rsid="001fe98c"/>
    </style:style>
    <style:style style:name="T14" style:family="text">
      <style:text-properties officeooo:rsid="001cb3f8"/>
    </style:style>
    <style:style style:name="T15" style:family="text">
      <style:text-properties officeooo:rsid="001babaa"/>
    </style:style>
    <style:style style:name="T16" style:family="text">
      <style:text-properties officeooo:rsid="001f49dc"/>
    </style:style>
    <style:style style:name="T17" style:family="text">
      <style:text-properties officeooo:rsid="00215780"/>
    </style:style>
    <style:style style:name="T18" style:family="text">
      <style:text-properties officeooo:rsid="001c8894"/>
    </style:style>
    <style:style style:name="T19" style:family="text">
      <style:text-properties officeooo:rsid="0021ade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c9915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II. Aucun savoir sur le monde ne peut être établi <text:span text:style-name="T1">de façon définitive</text:span></text:p>
      <text:p text:style-name="P3"/>
      <text:p text:style-name="P15"><text:span text:style-name="T3">1.</text:span><text:span text:style-name="T2"> </text:span><text:span text:style-name="T6">Pour chacun des </text:span><text:span text:style-name="T4">jugements</text:span><text:span text:style-name="T6"> suivants, indiquez s’il s’agit d’une </text:span><text:span text:style-name="T5">opinion</text:span><text:span text:style-name="T6"> ou d’un </text:span><text:span text:style-name="T5">savoir</text:span><text:span text:style-name="T6">.</text:span></text:p>
      <text:p text:style-name="P16">a. J’ai l’impression qu’il fera beau demain</text:p>
      <text:p text:style-name="P19"><text:span text:style-name="T2">b. I</text:span><text:span text:style-name="T7">l existe au moins un nombre premier qui se termine par 9, parce que 19 est un nombre premier. </text:span></text:p>
      <text:p text:style-name="P16">c. J’ai pris un bol de lait au petit déjeuner ce matin</text:p>
      <text:p text:style-name="P19"><text:span text:style-name="T8">d.</text:span><text:span text:style-name="T2"> L</text:span><text:span text:style-name="T8">e Soleil</text:span><text:span text:style-name="T2"> tourne autour d</text:span><text:span text:style-name="T8">e la Terre</text:span></text:p>
      <text:p text:style-name="P17">e. Dieu existe</text:p>
      <text:p text:style-name="P17">f. Les nazis ont perdu la Seconde Guerre mondiale</text:p>
      <text:p text:style-name="P18"/>
      <text:p text:style-name="P20"><text:span text:style-name="T9">Synthèse :</text:span><text:span text:style-name="T2"> quelle différence peut-on faire entre opinion et savoir ?</text:span></text:p>
      <table:table table:name="Tableau27" table:style-name="Tableau27">
        <table:table-column table:style-name="Tableau27.A"/>
        <table:table-row table:style-name="TableLine2189582975104">
          <table:table-cell table:style-name="Tableau27.A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8"/>
      <text:p text:style-name="P9"><text:span text:style-name="T10">2.</text:span> <text:span text:style-name="T13">C</text:span>lassez les justifications suivantes, de la plus faible à la plus forte. Quelles sont celles qu’on peut appeler « scientifiques » ?</text:p>
      <text:p text:style-name="P10">L<text:span text:style-name="T14">a Terre tourne autour du Soleil parce que...</text:span></text:p>
      <text:p text:style-name="P11">a. C’est la volonté de Dieu</text:p>
      <text:p text:style-name="P11">b. <text:span text:style-name="T14">Elle</text:span> subi<text:span text:style-name="T14">t</text:span> l’influence de la gravité</text:p>
      <text:p text:style-name="P11">c. Mes parents me l’ont dit</text:p>
      <text:p text:style-name="P12">d. Les scientifiques le disent</text:p>
      <text:p text:style-name="P12">e. C’est naturel</text:p>
      <text:p text:style-name="P10"/>
      <text:p text:style-name="P9"><text:span text:style-name="T10">3.</text:span> De façon générale, que veut-on dire lorsqu’on dit qu’un énoncé est « scientifique » ?</text:p>
      <table:table table:name="Tableau28" table:style-name="Tableau28">
        <table:table-column table:style-name="Tableau28.A"/>
        <table:table-row table:style-name="TableLine2189582982016">
          <table:table-cell table:style-name="Tableau28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9"/>
      <text:p text:style-name="P13">→ A partir de la vidéo « La démarche scientifique », par <text:span text:style-name="T15">le </text:span>CEA Recherche <text:a xlink:type="simple" xlink:href="https://www.youtube.com/watch?v=59wYmEoccF8" text:style-name="Internet_20_link" text:visited-style-name="Visited_20_Internet_20_Link">https://www.youtube.com/watch?v=59wYmEoccF8</text:a> </text:p>
      <text:p text:style-name="P13"/>
      <text:p text:style-name="P4"><text:span text:style-name="T11">4.</text:span><text:span text:style-name="T16"> </text:span>Remettez dans le bon ordre les différentes étapes de la démarche scientifique</text:p>
      <table:table table:name="Tableau33" table:style-name="Tableau33">
        <table:table-column table:style-name="Tableau33.A"/>
        <table:table-column table:style-name="Tableau33.B"/>
        <table:table-row table:style-name="TableLine2189582977696">
          <table:table-cell table:style-name="Tableau33.A1" office:value-type="string">
            <text:p text:style-name="P23">On fait des prédictions</text:p>
          </table:table-cell>
          <table:table-cell table:style-name="Tableau33.B1" office:value-type="string">
            <text:p text:style-name="P23"/>
          </table:table-cell>
        </table:table-row>
        <table:table-row table:style-name="TableLine2189582977696">
          <table:table-cell table:style-name="Tableau33.A2" office:value-type="string">
            <text:p text:style-name="P23">On écarte les mauvaises hypothèses et on garde les bonnes</text:p>
          </table:table-cell>
          <table:table-cell table:style-name="Tableau33.B2" office:value-type="string">
            <text:p text:style-name="P23"/>
          </table:table-cell>
        </table:table-row>
        <table:table-row table:style-name="TableLine2189582977696">
          <table:table-cell table:style-name="Tableau33.A2" office:value-type="string">
            <text:p text:style-name="P23">On construit un modèle</text:p>
          </table:table-cell>
          <table:table-cell table:style-name="Tableau33.B2" office:value-type="string">
            <text:p text:style-name="P23"/>
          </table:table-cell>
        </table:table-row>
        <table:table-row table:style-name="TableLine2189582977696">
          <table:table-cell table:style-name="Tableau33.A2" office:value-type="string">
            <text:p text:style-name="P23">On formule des hypothèses</text:p>
          </table:table-cell>
          <table:table-cell table:style-name="Tableau33.B2" office:value-type="string">
            <text:p text:style-name="P23"/>
          </table:table-cell>
        </table:table-row>
        <table:table-row table:style-name="TableLine2189582977696">
          <table:table-cell table:style-name="Tableau33.A2" office:value-type="string">
            <text:p text:style-name="P23">On procède à des tests à l’aide d’observations (ou d’expériences)</text:p>
          </table:table-cell>
          <table:table-cell table:style-name="Tableau33.B2" office:value-type="string">
            <text:p text:style-name="P23"/>
          </table:table-cell>
        </table:table-row>
      </table:table>
      <text:p text:style-name="P4"><text:soft-page-break/><text:span text:style-name="T11">5.</text:span><text:span text:style-name="T16"> </text:span>Expliquez la différence entre l’observation et l’expérimentation. Quel est l’avantage de l’expérimentation ? Est-il toujours possible d’expérimenter ?</text:p>
      <table:table table:name="Tableau30" table:style-name="Tableau30">
        <table:table-column table:style-name="Tableau30.A"/>
        <table:table-row table:style-name="TableLine2189582991808">
          <table:table-cell table:style-name="Tableau30.A1" office:value-type="string"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3"/>
      <text:p text:style-name="P5"><text:span text:style-name="T10">6.</text:span> Une théorie scientifique peut-elle être définitivement acquise ? Pourquoi ?</text:p>
      <table:table table:name="Tableau31" table:style-name="Tableau31">
        <table:table-column table:style-name="Tableau31.A"/>
        <table:table-row table:style-name="TableLine2189582982592">
          <table:table-cell table:style-name="Tableau31.A1" office:value-type="string"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5"/>
      <text:p text:style-name="P5"><text:span text:style-name="T10">7.</text:span> Si aucune théorie scientifique n’est acquise, pour quelles raisons devrait-on faire confiance aux théories scientifiques actuelles ?</text:p>
      <table:table table:name="Tableau32" table:style-name="Tableau32">
        <table:table-column table:style-name="Tableau32.A"/>
        <table:table-row table:style-name="TableLine2189582975968">
          <table:table-cell table:style-name="Tableau32.A1" office:value-type="string"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5"/>
      <text:p text:style-name="P14"><text:span text:style-name="T12">8.</text:span><text:span text:style-name="T17"> Question sur t</text:span>exte : </text:p>
      <table:table table:name="Tableau29" table:style-name="Tableau29">
        <table:table-column table:style-name="Tableau29.A"/>
        <table:table-row table:style-name="TableLine2189582981440">
          <table:table-cell table:style-name="Tableau29.A1" office:value-type="string">
            <text:p text:style-name="P21"><text:tab/>Que sont les révolutions scientifiques et quelle est leur fonction dans le développement de la science? [...] les révolutions scientifiques sont ici considérées comme des épisodes non cumulatifs de développement, dans lesquels un paradigme plus ancien est remplacé, en totalité ou en partie, par un nouveau paradigme<text:note text:id="ftn0" text:note-class="footnote"><text:note-citation>1</text:note-citation><text:note-body><text:p text:style-name="P1">Modèle cohérent du monde reposant sur un fondement défini et tenu pour vrai par la communauté scientifique d’une époque donnée</text:p></text:note-body></text:note> incompatible. <text:span text:style-name="T18">[...]</text:span></text:p>
            <text:p text:style-name="P22"><text:span text:style-name="T18"><text:tab/>L</text:span>es révolutions scientifiques commencent avec le sentiment croissant, souvent restreint à une petite fraction de la communauté scientifique, qu'un paradigme a cessé de fonctionner de manière satisfaisante pour l'exploration d'un aspect de la nature sur lequel ce même paradigme a antérieurement dirigé les recherches. Dans le développement politique comme dans celui des sciences, le sentiment d'un fonctionnement défectueux, susceptible d'aboutir à une crise, est la condition indispensable des révolutions.</text:p>
            <text:p text:style-name="P22"><text:tab/>Les astronomes, par exemple, pouvaient accepter les rayons X comme une simple addition aux connaissances existantes, car leurs paradigmes n'étaient pas affectés par l'intrusion de la nouvelle radiation. Mais pour des hommes comme Kelvin<text:note text:id="ftn2" text:note-class="footnote"><text:note-citation>2</text:note-citation><text:note-body><text:p text:style-name="P1">Lo<text:span text:style-name="T19">r</text:span>d Kelvin (1824-1907), physicien britannique reconnu pour ses travaux en thermodynamique</text:p></text:note-body></text:note>, Crookes et Roentgen<text:note text:id="ftn3" text:note-class="footnote"><text:note-citation>3</text:note-citation><text:note-body><text:p text:style-name="P1">William Crookes (1832-1919) et Wilhelm Roentgen (1845-1923) : physiciens britanniques à l’origine de la découverte des rayons X. <text:span text:style-name="T19">Dans le chapitre V, Kuhn raconte la façon dont Roentgen découvre les rayons X en s’apercevant qu’une expérience sur les rayons cathodique émettant une certaine lueur sur un écran placé à quelque distance de son appareillage blindé, ce qui n’était ni prédictible ni explicable par les théories en vigueur.</text:span></text:p></text:note-body></text:note>, dont les recherches portaient sur la théorie des radiations ou les tubes de rayons cathodiques, l'apparition des rayons X a obligatoirement violé un paradigme tout en en créant un autre. C'est pourquoi ces rayons n'ont pu être découverts qu'à l'occasion d'une difficulté rencontrée dans la progression de la science normale.</text:p>
            <text:p text:style-name="P24">Thomas Kuhn, <text:span text:style-name="T20">La Structure des révolutions scientifiques </text:span><text:span text:style-name="T21">(1962</text:span><text:span text:style-name="T22">), VIII</text:span></text:p>
          </table:table-cell>
        </table:table-row>
      </table:table>
      <text:p text:style-name="P2"/>
      <text:p text:style-name="P6"><text:span text:style-name="T9">Question :</text:span> La science progresse-t-elle en accumulant de plus en plus de théories prouvées ?</text:p>
      <text:p text:style-name="P2"/>
      <text:p text:style-name="P2"/>
      <text:p text:style-name="P2">Pour aller plus loin : « l’histoire de la démarche scientifique », sur la chaîne du CEA : <text:a xlink:type="simple" xlink:href="https://www.youtube.com/watch?v=G3aQ74YeQ2c" text:style-name="Internet_20_link" text:visited-style-name="Visited_20_Internet_20_Link">https://www.youtube.com/watch?v=G3aQ74YeQ2c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22:47:25.737000000</meta:creation-date>
    <dc:date>2022-10-11T22:47:48.682000000</dc:date>
    <meta:editing-duration>PT23S</meta:editing-duration>
    <meta:editing-cycles>1</meta:editing-cycles>
    <meta:document-statistic meta:table-count="7" meta:image-count="0" meta:object-count="0" meta:page-count="2" meta:paragraph-count="37" meta:word-count="631" meta:character-count="4083" meta:non-whitespace-character-count="3483"/>
    <meta:generator>LibreOffice/7.3.1.3$Windows_X86_64 LibreOffice_project/a69ca51ded25f3eefd52d7bf9a5fad8c90b87951</meta:generator>
  </office:meta>
</office:document-meta>
</file>